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svg:font-family="Roboto, Arial, sans-serif"/>
  </office:font-face-decls>
  <office:automatic-styles>
    <style:style style:name="P1" style:family="paragraph" style:parent-style-name="Heading_20_1">
      <style:paragraph-properties fo:text-align="center" style:justify-single-word="false"/>
      <style:text-properties officeooo:paragraph-rsid="001c0179"/>
    </style:style>
    <style:style style:name="P2" style:family="paragraph" style:parent-style-name="Heading_20_1">
      <style:paragraph-properties fo:text-align="justify" style:justify-single-word="false"/>
      <style:text-properties officeooo:paragraph-rsid="001c0179"/>
    </style:style>
    <style:style style:name="P3" style:family="paragraph" style:parent-style-name="Standard">
      <style:paragraph-properties fo:margin-left="0cm" fo:margin-right="0cm" fo:text-align="justify" style:justify-single-word="false" fo:orphans="2" fo:widows="2" fo:text-indent="0cm" style:auto-text-indent="false"/>
      <style:text-properties officeooo:paragraph-rsid="001c0179"/>
    </style:style>
    <style:style style:name="P4" style:family="paragraph" style:parent-style-name="Standard">
      <style:paragraph-properties fo:margin-left="0cm" fo:margin-right="0cm" fo:text-align="justify" style:justify-single-word="false" fo:orphans="2" fo:widows="2" fo:text-indent="0cm" style:auto-text-indent="false"/>
      <style:text-properties officeooo:paragraph-rsid="001d83ae"/>
    </style:style>
    <style:style style:name="P5" style:family="paragraph" style:parent-style-name="Standard">
      <style:paragraph-properties fo:margin-left="0cm" fo:margin-right="0cm" fo:text-align="justify" style:justify-single-word="false" fo:orphans="2" fo:widows="2" fo:text-indent="0cm" style:auto-text-indent="false"/>
      <style:text-properties officeooo:paragraph-rsid="001ea3d9"/>
    </style:style>
    <style:style style:name="P6" style:family="paragraph" style:parent-style-name="Standard">
      <style:paragraph-properties fo:margin-left="0cm" fo:margin-right="0cm" fo:text-align="justify" style:justify-single-word="false" fo:orphans="2" fo:widows="2" fo:text-indent="0cm" style:auto-text-indent="false"/>
      <style:text-properties officeooo:paragraph-rsid="001f297d"/>
    </style:style>
    <style:style style:name="P7" style:family="paragraph" style:parent-style-name="Standard">
      <style:paragraph-properties fo:margin-left="0cm" fo:margin-right="0cm" fo:text-align="justify" style:justify-single-word="false" fo:orphans="2" fo:widows="2" fo:text-indent="0cm" style:auto-text-indent="false"/>
      <style:text-properties officeooo:paragraph-rsid="001f3dfa"/>
    </style:style>
    <style:style style:name="P8" style:family="paragraph" style:parent-style-name="Standard">
      <style:paragraph-properties fo:margin-left="0cm" fo:margin-right="0cm" fo:text-align="justify" style:justify-single-word="false" fo:orphans="2" fo:widows="2" fo:text-indent="0cm" style:auto-text-indent="false"/>
      <style:text-properties officeooo:paragraph-rsid="00210640"/>
    </style:style>
    <style:style style:name="P9" style:family="paragraph" style:parent-style-name="Standard">
      <style:paragraph-properties fo:margin-left="0cm" fo:margin-right="0cm" fo:text-align="justify" style:justify-single-word="false" fo:orphans="2" fo:widows="2" fo:text-indent="0cm" style:auto-text-indent="false"/>
      <style:text-properties fo:color="#c9211e" loext:opacity="100%" officeooo:paragraph-rsid="001d83ae"/>
    </style:style>
    <style:style style:name="P10" style:family="paragraph" style:parent-style-name="Standard">
      <style:paragraph-properties fo:margin-left="0cm" fo:margin-right="0cm" fo:text-align="justify" style:justify-single-word="false" fo:orphans="2" fo:widows="2" fo:text-indent="0cm" style:auto-text-indent="false"/>
      <style:text-properties fo:color="#c9211e" loext:opacity="100%" officeooo:paragraph-rsid="001ea3d9"/>
    </style:style>
    <style:style style:name="P11" style:family="paragraph" style:parent-style-name="Standard">
      <style:paragraph-properties fo:margin-left="0cm" fo:margin-right="0cm" fo:text-align="justify" style:justify-single-word="false" fo:orphans="2" fo:widows="2" fo:text-indent="0cm" style:auto-text-indent="false"/>
      <style:text-properties fo:color="#c9211e" loext:opacity="100%" officeooo:paragraph-rsid="001f297d"/>
    </style:style>
    <style:style style:name="P12" style:family="paragraph" style:parent-style-name="Standard">
      <style:paragraph-properties fo:margin-left="0cm" fo:margin-right="0cm" fo:text-align="justify" style:justify-single-word="false" fo:orphans="2" fo:widows="2" fo:text-indent="0cm" style:auto-text-indent="false"/>
      <style:text-properties fo:color="#c9211e" loext:opacity="100%" officeooo:paragraph-rsid="00210640"/>
    </style:style>
    <style:style style:name="P13" style:family="paragraph" style:parent-style-name="Standard">
      <style:paragraph-properties fo:margin-left="0cm" fo:margin-right="0cm" fo:text-align="center" style:justify-single-word="false" fo:orphans="2" fo:widows="2" fo:text-indent="0cm" style:auto-text-indent="false"/>
      <style:text-properties fo:color="#c9211e" loext:opacity="100%" officeooo:paragraph-rsid="001d83ae"/>
    </style:style>
    <style:style style:name="P14" style:family="paragraph" style:parent-style-name="Standard">
      <style:paragraph-properties fo:margin-left="0cm" fo:margin-right="0cm" fo:text-align="center" style:justify-single-word="false" fo:orphans="2" fo:widows="2" fo:text-indent="0cm" style:auto-text-indent="false"/>
      <style:text-properties fo:color="#c9211e" loext:opacity="100%" officeooo:paragraph-rsid="001ea3d9"/>
    </style:style>
    <style:style style:name="P15" style:family="paragraph" style:parent-style-name="Standard">
      <style:paragraph-properties fo:margin-left="0cm" fo:margin-right="0cm" fo:text-align="center" style:justify-single-word="false" fo:orphans="2" fo:widows="2" fo:text-indent="0cm" style:auto-text-indent="false"/>
      <style:text-properties fo:color="#c9211e" loext:opacity="100%" officeooo:paragraph-rsid="001f297d"/>
    </style:style>
    <style:style style:name="P16" style:family="paragraph" style:parent-style-name="Text_20_body" style:list-style-name="L1"/>
    <style:style style:name="P17" style:family="paragraph" style:parent-style-name="Text_20_body">
      <style:paragraph-properties fo:margin-left="0cm" fo:margin-right="0cm" fo:text-align="justify" style:justify-single-word="false" fo:orphans="2" fo:widows="2" fo:text-indent="0cm" style:auto-text-indent="false"/>
      <style:text-properties fo:color="#c9211e" loext:opacity="100%" officeooo:paragraph-rsid="001c0179"/>
    </style:style>
    <style:style style:name="P18" style:family="paragraph" style:parent-style-name="Text_20_body">
      <style:text-properties fo:color="#c9211e" loext:opacity="100%"/>
    </style:style>
    <style:style style:name="P19" style:family="paragraph" style:parent-style-name="Text_20_body">
      <style:paragraph-properties fo:text-align="center" style:justify-single-word="false"/>
      <style:text-properties fo:color="#c9211e" loext:opacity="100%"/>
    </style:style>
    <style:style style:name="P20" style:family="paragraph" style:parent-style-name="Text_20_body" style:list-style-name="L2"/>
    <style:style style:name="T1" style:family="text">
      <style:text-properties fo:font-variant="normal" fo:text-transform="none" fo:color="#3c4043" loext:opacity="100%" style:font-name="Roboto" fo:font-size="10.5pt" fo:letter-spacing="normal" fo:font-style="normal" fo:font-weight="normal"/>
    </style:style>
    <style:style style:name="T2" style:family="text">
      <style:text-properties fo:font-variant="normal" fo:text-transform="none" fo:color="#3c4043" loext:opacity="100%" style:font-name="Roboto" fo:font-size="10.5pt" fo:letter-spacing="normal" fo:font-style="normal" fo:font-weight="normal" officeooo:rsid="001d83ae"/>
    </style:style>
    <style:style style:name="T3" style:family="text">
      <style:text-properties fo:font-variant="normal" fo:text-transform="none" style:font-name="Roboto" fo:font-size="10.5pt" fo:letter-spacing="normal" fo:font-style="normal" fo:font-weight="normal"/>
    </style:style>
    <style:style style:name="T4" style:family="text">
      <style:text-properties fo:font-variant="normal" fo:text-transform="none" fo:color="#c9211e" loext:opacity="100%" style:font-name="Roboto" fo:font-size="10.5pt" fo:letter-spacing="normal" fo:font-style="normal" fo:font-weight="normal"/>
    </style:style>
    <style:style style:name="T5" style:family="text">
      <style:text-properties fo:font-variant="normal" fo:text-transform="none" fo:color="#c9211e" loext:opacity="100%" style:font-name="Roboto" fo:font-size="10.5pt" fo:letter-spacing="normal" fo:font-style="normal" fo:font-weight="normal" officeooo:rsid="001ea3d9"/>
    </style:style>
    <style:style style:name="T6" style:family="text">
      <style:text-properties fo:font-variant="normal" fo:text-transform="none" fo:color="#c9211e" loext:opacity="100%" style:font-name="Roboto" fo:font-size="10.5pt" fo:letter-spacing="normal" fo:font-style="normal" fo:font-weight="normal" officeooo:rsid="001f3dfa"/>
    </style:style>
    <style:style style:name="T7" style:family="text">
      <style:text-properties fo:color="#c9211e" loext:opacity="100%"/>
    </style:style>
    <style:style style:name="T8" style:family="text">
      <style:text-properties fo:color="#c9211e" loext:opacity="100%" officeooo:rsid="0022a185"/>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ista de Exercicios sobre IPv6<text:line-break/><text:line-break/></text:h>
      <text:h text:style-name="P2" text:outline-level="1"><text:span text:style-name="T1">1) O que é IPv6?</text:span></text:h>
      <text:p text:style-name="P3"><text:span text:style-name="T1"/></text:p>
      <text:p text:style-name="P17"><text:span text:style-name="T3">IPv6 (Internet Protocol version 6) é a versão mais recente do Protocolo de Internet (IP), que é o conjunto de regras usado para encaminhar pacotes de dados através da internet. Foi desenvolvido para substituir o IPv4, a versão anterior, devido ao esgotamento dos endereços IP disponíveis em IPv4.</text:span></text:p>
      <text:p text:style-name="P18">Aqui estão alguns pontos chave sobre o IPv6:</text:p>
      <text:list xml:id="list1084545929" text:style-name="L1">
        <text:list-item>
          <text:p text:style-name="P16"><text:span text:style-name="Strong_20_Emphasis"><text:span text:style-name="T7">Espaço de Endereçamento</text:span></text:span><text:span text:style-name="T7">: O IPv6 usa endereços de 128 bits, o que permite um número extremamente grande de endereços (</text:span><text:span text:style-name="T8">2^128 ou </text:span><text:span text:style-name="T7">aproximadamente 340 undecilhões). Em comparação, o IPv4 usa endereços de 32 bits, limitando o número de endereços a cerca de 4,3 bilhões.</text:span></text:p>
        </text:list-item>
        <text:list-item>
          <text:p text:style-name="P16"><text:span text:style-name="Strong_20_Emphasis"><text:span text:style-name="T7">Formato do Endereço</text:span></text:span><text:span text:style-name="T7">: Um endereço IPv6 é geralmente representado por oito grupos de quatro dígitos hexadecimais, separados por dois pontos, como por exemplo: </text:span><text:span text:style-name="Source_20_Text"><text:span text:style-name="T7">2001:0db8:85a3:0000:0000:8a2e:0370:7334</text:span></text:span><text:span text:style-name="T7">.</text:span></text:p>
        </text:list-item>
        <text:list-item>
          <text:p text:style-name="P16"><text:span text:style-name="Strong_20_Emphasis"><text:span text:style-name="T7">Eficiência e Desempenho</text:span></text:span><text:span text:style-name="T7">: O IPv6 foi projetado para ser mais eficiente em roteamento e para simplificar o processamento de pacotes em dispositivos de rede. Isso inclui recursos como a simplificação do cabeçalho de pacotes.</text:span></text:p>
        </text:list-item>
        <text:list-item>
          <text:p text:style-name="P16"><text:span text:style-name="Strong_20_Emphasis"><text:span text:style-name="T7">Autoconfiguração</text:span></text:span><text:span text:style-name="T7">: O IPv6 permite a autoconfiguração de endereços, o que simplifica o gerenciamento de redes, especialmente em redes domésticas e pequenas redes empresariais.</text:span></text:p>
        </text:list-item>
        <text:list-item>
          <text:p text:style-name="P16"><text:span text:style-name="Strong_20_Emphasis"><text:span text:style-name="T7">Segurança</text:span></text:span><text:span text:style-name="T7">: O IPv6 inclui, de maneira nativa, suporte para IPsec, um conjunto de protocolos para a segurança das comunicações via IP, o que não era obrigatório no IPv4.</text:span></text:p>
        </text:list-item>
        <text:list-item>
          <text:p text:style-name="P16"><text:span text:style-name="Strong_20_Emphasis"><text:span text:style-name="T7">Transição e Coexistência</text:span></text:span><text:span text:style-name="T7">: Como a transição do IPv4 para o IPv6 não é instantânea, várias técnicas foram desenvolvidas para permitir a coexistência e a interoperação entre os dois protocolos, como o uso de túneis e traduções de endereços.</text:span></text:p>
        </text:list-item>
      </text:list>
      <text:p text:style-name="P18">O IPv6 é crucial para o crescimento contínuo da internet, especialmente à medida que mais dispositivos se conectam à rede global.</text:p>
      <text:p text:style-name="P3"><text:span text:style-name="T1"/></text:p>
      <text:p text:style-name="P3"><text:span text:style-name="T1">2) Por que </text:span><text:span text:style-name="T2">o ipv6 </text:span><text:span text:style-name="T1">é necessário?</text:span></text:p>
      <text:p text:style-name="P3"><text:span text:style-name="T1"/></text:p>
      <text:p text:style-name="P17"><text:span text:style-name="T3">O IPv6 é necessário principalmente devido ao esgotamento dos endereços IP disponíveis no IPv4 e para atender às crescentes demandas da internet moderna. Aqui estão os principais motivos:</text:span></text:p>
      <text:list xml:id="list2668565162" text:style-name="L2">
        <text:list-item>
          <text:p text:style-name="P20"><text:span text:style-name="Strong_20_Emphasis"><text:span text:style-name="T7">Esgotamento dos Endereços IPv4</text:span></text:span><text:span text:style-name="T7">: O IPv4, que utiliza endereços de 32 bits, oferece cerca de 4,3 bilhões de endereços únicos. Com o crescimento explosivo da internet, do número de dispositivos conectados (como smartphones, computadores, dispositivos IoT) e da </text:span><text:soft-page-break/><text:span text:style-name="T7">população mundial online, esse espaço de endereçamento foi insuficiente, levando ao esgotamento dos endereços IPv4 disponíveis.</text:span></text:p>
        </text:list-item>
        <text:list-item>
          <text:p text:style-name="P20"><text:span text:style-name="Strong_20_Emphasis"><text:span text:style-name="T7">Crescimento da Internet das Coisas (IoT)</text:span></text:span><text:span text:style-name="T7">: Com a proliferação de dispositivos IoT, a demanda por endereços IP aumentou drasticamente. Cada dispositivo conectado à internet precisa de um endereço IP, e o IPv6, com seus endereços de 128 bits, pode oferecer um número praticamente ilimitado de endereços, garantindo que todos esses dispositivos possam ser conectados.</text:span></text:p>
        </text:list-item>
        <text:list-item>
          <text:p text:style-name="P20"><text:span text:style-name="Strong_20_Emphasis"><text:span text:style-name="T7">Melhorias em Eficiência e Desempenho</text:span></text:span><text:span text:style-name="T7">: O IPv6 foi projetado para ser mais eficiente em roteamento e em processamento de pacotes. Ele simplifica o cabeçalho dos pacotes e facilita a autoconfiguração de endereços, o que pode reduzir a carga de trabalho nos dispositivos de rede e melhorar o desempenho geral da internet.</text:span></text:p>
        </text:list-item>
        <text:list-item>
          <text:p text:style-name="P20"><text:span text:style-name="Strong_20_Emphasis"><text:span text:style-name="T7">Segurança</text:span></text:span><text:span text:style-name="T7">: O IPv6 inclui suporte nativo ao IPsec (Internet Protocol Security), que é um conjunto de protocolos para garantir a autenticidade, integridade e confidencialidade dos pacotes de dados. Embora o IPsec também esteja disponível no IPv4, ele não é obrigatório, enquanto no IPv6, ele faz parte do protocolo desde o início.</text:span></text:p>
        </text:list-item>
        <text:list-item>
          <text:p text:style-name="P20"><text:span text:style-name="Strong_20_Emphasis"><text:span text:style-name="T7">Escalabilidade e Futuro da Internet</text:span></text:span><text:span text:style-name="T7">: À medida que mais pessoas e dispositivos se conectam à internet, e novos serviços e tecnologias (como redes 5G, serviços em nuvem e smart cities) se tornam comuns, o IPv6 garante que a infraestrutura da internet possa crescer e se adaptar sem restrições de endereçamento.</text:span></text:p>
        </text:list-item>
        <text:list-item>
          <text:p text:style-name="P20"><text:span text:style-name="Strong_20_Emphasis"><text:span text:style-name="T7">Simplicidade na Configuração de Rede</text:span></text:span><text:span text:style-name="T7">: O IPv6 facilita a autoconfiguração de dispositivos, o que é especialmente útil em grandes redes. Ele também elimina a necessidade de técnicas complexas de NAT (Network Address Translation), comuns em redes IPv4 para economizar endereços IP.</text:span></text:p>
        </text:list-item>
      </text:list>
      <text:p text:style-name="P18">Em resumo, o IPv6 é necessário para sustentar o crescimento contínuo e a inovação na internet, oferecendo um espaço de endereçamento significativamente maior e uma série de melhorias técnicas que tornam as redes mais eficientes, seguras e escaláveis.</text:p>
      <text:p text:style-name="P3"><text:span text:style-name="T1"/></text:p>
      <text:p text:style-name="P3"><text:span text:style-name="T1">3) Quantos endereços IPv6 são possíveis?</text:span></text:p>
      <text:p text:style-name="P3"><text:span text:style-name="T1"/></text:p>
      <text:p text:style-name="P17"><text:span text:style-name="T3">O IPv6 utiliza endereços de 128 bits, o que permite um número gigantesco de endereços possíveis. A quantidade total de endereços IPv6 possíveis é 2128, que é equivalente a aproximadamente 340 undecilhões de endereços. Para ser mais preciso, o número exato é:</text:span></text:p>
      <text:p text:style-name="P19">340.282.366.920.938.463.463.374.607.431.768.211.456</text:p>
      <text:p text:style-name="P18">Esse número é tão grande que, para fins práticos, é quase inimaginável. Para colocar isso em perspectiva, o número de endereços IPv6 disponíveis é muitas ordens de magnitude maior do que o número de grãos de areia na Terra ou de estrelas no universo observável.</text:p>
      <text:p text:style-name="P4"><text:span text:style-name="T1">4) Para que serve o endereço IPv6 de link local? Como ele pode ser identificado?</text:span></text:p>
      <text:p text:style-name="P4"><text:span text:style-name="T1"/></text:p>
      <text:p text:style-name="P9"><text:span text:style-name="T3">O endereço IPv6 de link local é um tipo especial de endereço IPv6 usado para comunicação dentro de uma rede local (um único segmento de rede ou link), sem a necessidade de roteamento para outras redes. Ele é essencial para a operação básica de IPv6, especialmente para processos como a configuração automática de endereços e a descoberta de vizinhos.</text:span></text:p>
      <text:p text:style-name="P9"><text:soft-page-break/><text:span text:style-name="T3"/></text:p>
      <text:p text:style-name="P13"><text:span text:style-name="T3">### Funções do Endereço de Link Local IPv6:</text:span></text:p>
      <text:p text:style-name="P9"><text:span text:style-name="T3">1. **Comunicação Local**: Endereços de link local são usados para comunicação entre dispositivos na mesma rede local. Eles permitem que dispositivos se comuniquem diretamente sem precisar de um roteador para enviar pacotes para fora da rede local.</text:span></text:p>
      <text:p text:style-name="P9"><text:span text:style-name="T3"/></text:p>
      <text:p text:style-name="P9"><text:span text:style-name="T3">2. **Autoconfiguração**: Durante a inicialização, um dispositivo IPv6 pode automaticamente gerar um endereço de link local. Isso permite que dispositivos em uma rede local possam se identificar e se comunicar sem a necessidade de um servidor DHCP.</text:span></text:p>
      <text:p text:style-name="P9"><text:span text:style-name="T3"/></text:p>
      <text:p text:style-name="P9"><text:span text:style-name="T3">3. **Descoberta de Vizinhos**: Protocolos como Neighbor Discovery Protocol (NDP) utilizam endereços de link local para descobrir outros dispositivos na mesma rede, verificar a acessibilidade de um endereço IP e resolver endereços IP para endereços MAC (Media Access Control).</text:span></text:p>
      <text:p text:style-name="P9"><text:span text:style-name="T3"/></text:p>
      <text:p text:style-name="P9"><text:span text:style-name="T3">4. **Serviços Locais**: Alguns serviços de rede que não precisam sair da rede local, como compartilhamento de arquivos entre computadores próximos, podem usar endereços de link local.</text:span></text:p>
      <text:p text:style-name="P9"><text:span text:style-name="T3"/></text:p>
      <text:p text:style-name="P13"><text:span text:style-name="T3">### Identificação de um Endereço de Link Local IPv6:</text:span></text:p>
      <text:p text:style-name="P9"><text:span text:style-name="T3">Um endereço IPv6 de link local pode ser identificado pelo prefixo padrão **`fe80::/10`**. Isso significa que os primeiros 10 bits do endereço têm que começar com `1111 1110 10`. Na prática, isso resulta em endereços que começam com `fe80`, seguido por zeros e o identificador de interface. Por exemplo, um endereço de link local típico pode ser:</text:span></text:p>
      <text:p text:style-name="P9"><text:span text:style-name="T3"/></text:p>
      <text:p text:style-name="P13"><text:span text:style-name="T3">fe80::1a2b:3c4d:5e6f:7890</text:span></text:p>
      <text:p text:style-name="P9"><text:span text:style-name="T3"/></text:p>
      <text:p text:style-name="P9"><text:span text:style-name="T3">Esse prefixo indica que o endereço é válido apenas dentro do link local. Qualquer tentativa de rotear pacotes com endereços de link local para fora da rede local falhará, já que esses endereços não são roteáveis em uma rede maior ou na internet.</text:span></text:p>
      <text:p text:style-name="P4"><text:span text:style-name="T1"/></text:p>
      <text:p text:style-name="P4"><text:span text:style-name="T1">5) Em que camada se encontra o protocolo ICMPv6? Existe alguma diferença em relação ao ICMPv4?</text:span></text:p>
      <text:p text:style-name="P4"><text:span text:style-name="T1"/></text:p>
      <text:p text:style-name="P9"><text:span text:style-name="T3">O protocolo **ICMPv6** (Internet Control Message Protocol for IPv6) opera na **camada de rede** do modelo OSI, assim como seu predecessor, o **ICMPv4**. Ambos os protocolos são usados para enviar mensagens de controle e de erro, auxiliando na operação e no diagnóstico das redes IP.</text:span></text:p>
      <text:p text:style-name="P9"><text:span text:style-name="T3"/></text:p>
      <text:p text:style-name="P13"><text:span text:style-name="T3">### Semelhanças entre ICMPv6 e ICMPv4:</text:span></text:p>
      <text:p text:style-name="P9"><text:span text:style-name="T3">1. **Propósito**: Ambos são usados para enviar mensagens de erro (como destino inalcançável) e de informação (como ping ou eco de resposta) para facilitar a operação da rede.</text:span></text:p>
      <text:p text:style-name="P9"><text:span text:style-name="T3">2. **Operação**: Funcionam na camada de rede, ajudando na detecção de problemas, na comunicação de erros e na configuração de rotas, sem interferir diretamente no tráfego de dados dos usuários.</text:span></text:p>
      <text:p text:style-name="P9"><text:span text:style-name="T3"/></text:p>
      <text:p text:style-name="P9"><text:span text:style-name="T3">### Diferenças entre ICMPv6 e ICMPv4:</text:span></text:p>
      <text:p text:style-name="P9"><text:span text:style-name="T3">1. **Integração com IPv6**: O ICMPv6 é mais integrado ao IPv6 do que o ICMPv4 é ao IPv4. O ICMPv6 é essencial para várias funções importantes em redes IPv6, como a autoconfiguração de endereços, descoberta de vizinhos, e descoberta de roteadores.</text:span></text:p>
      <text:p text:style-name="P9"><text:span text:style-name="T3"><text:s text:c="3"/></text:span></text:p>
      <text:p text:style-name="P9"><text:span text:style-name="T3">2. **Mensagem de Autoconfiguração e Descoberta de Vizinhos**: O ICMPv6 inclui mensagens específicas para o **Neighbor Discovery Protocol (NDP)**, que não existe no ICMPv4. Isso inclui mensagens para a descoberta de vizinhos (`Neighbor Solicitation` e `Neighbor Advertisement`), descoberta de roteadores (`Router Solicitation` e `Router Advertisement`) e a resolução de endereços.</text:span></text:p>
      <text:p text:style-name="P9"><text:span text:style-name="T3"><text:s text:c="3"/></text:span></text:p>
      <text:p text:style-name="P9"><text:soft-page-break/><text:span text:style-name="T3">3. **Mensagem de Solicitação e Anúncio de Roteador**: No IPv6, as funções de solicitação e anúncio de roteadores, que são cruciais para a autoconfiguração de endereços e para a atribuição de rotas, são realizadas pelo ICMPv6. No IPv4, essas funções são implementadas separadamente pelo protocolo de descoberta de roteador.</text:span></text:p>
      <text:p text:style-name="P9"><text:span text:style-name="T3"><text:s text:c="3"/></text:span></text:p>
      <text:p text:style-name="P9"><text:span text:style-name="T3">4. **Cabeçalho de Mensagens**: Embora o formato das mensagens seja semelhante, o cabeçalho do ICMPv6 foi adaptado para funcionar com o IPv6, incluindo suportes para endereços de 128 bits e para os novos tipos de mensagens introduzidos no IPv6.</text:span></text:p>
      <text:p text:style-name="P9"><text:span text:style-name="T3"/></text:p>
      <text:p text:style-name="P9"><text:span text:style-name="T3">5. **Suporte a Multicast**: O ICMPv6 faz uso intensivo de endereços multicast para funções como a descoberta de vizinhos e de roteadores, ao invés de broadcast, que era mais comum no ICMPv4.</text:span></text:p>
      <text:p text:style-name="P9"><text:span text:style-name="T3"/></text:p>
      <text:p text:style-name="P9"><text:span text:style-name="T3">Em resumo, o ICMPv6 mantém as funcionalidades básicas do ICMPv4, mas é expandido e adaptado para suportar as características e necessidades do IPv6, sendo fundamental para a operação e manutenção das redes IPv6.</text:span></text:p>
      <text:p text:style-name="P5"><text:span text:style-name="T1"/></text:p>
      <text:p text:style-name="P5"><text:span text:style-name="T1">6) Sobre técnicas de transição, explique em que casos deve ser utilizado pilha dupla, tradução ou tunelamento?</text:span></text:p>
      <text:p text:style-name="P5"><text:span text:style-name="T1"/></text:p>
      <text:p text:style-name="P10"><text:span text:style-name="T3">A transição do IPv4 para o IPv6 é um processo gradual, e para facilitar essa migração, foram desenvolvidas várias técnicas que permitem a coexistência e interoperação entre as duas versões do protocolo. As principais técnicas de transição incluem **pilha dupla**, **tradução** e **tunelamento**. Cada uma dessas técnicas é adequada para diferentes cenários:</text:span></text:p>
      <text:p text:style-name="P10"><text:span text:style-name="T3"/></text:p>
      <text:p text:style-name="P14"><text:span text:style-name="T3">### 1. **Pilha Dupla (Dual Stack)**</text:span></text:p>
      <text:p text:style-name="P10"><text:span text:style-name="T3">**Descrição**: A técnica de pilha dupla envolve a configuração de dispositivos de rede (como servidores, roteadores e dispositivos finais) para suportar simultaneamente IPv4 e IPv6. Esses dispositivos têm dois endereços IP, um para cada protocolo, e podem operar em ambos os ambientes.</text:span></text:p>
      <text:p text:style-name="P10"><text:span text:style-name="T3"/></text:p>
      <text:p text:style-name="P10"><text:span text:style-name="T3">**Quando usar**:</text:span></text:p>
      <text:p text:style-name="P10"><text:span text:style-name="T3">- **Cenários de Coexistência**: É ideal quando se deseja que uma rede suporte tanto IPv4 quanto IPv6 simultaneamente, permitindo que dispositivos se comuniquem usando qualquer protocolo, conforme necessário.</text:span></text:p>
      <text:p text:style-name="P10"><text:span text:style-name="T3">- **Transição Gradual**: Útil para redes que estão gradualmente migrando para o IPv6, mas ainda precisam suportar o IPv4 durante a transição.</text:span></text:p>
      <text:p text:style-name="P10"><text:span text:style-name="T3">- **Compatibilidade**: Em situações onde há a necessidade de garantir que os sistemas e aplicativos antigos que só suportam IPv4 possam operar ao lado de sistemas novos que usam IPv6.</text:span></text:p>
      <text:p text:style-name="P10"><text:span text:style-name="T3"/></text:p>
      <text:p text:style-name="P10"><text:span text:style-name="T3">**Vantagens**:</text:span></text:p>
      <text:p text:style-name="P10"><text:span text:style-name="T3">- Flexibilidade e compatibilidade com as duas versões do protocolo.</text:span></text:p>
      <text:p text:style-name="P10"><text:span text:style-name="T3">- Simplicidade na implementação, especialmente em redes bem controladas.</text:span></text:p>
      <text:p text:style-name="P10"><text:span text:style-name="T3"/></text:p>
      <text:p text:style-name="P10"><text:span text:style-name="T3">**Desvantagens**:</text:span></text:p>
      <text:p text:style-name="P10"><text:span text:style-name="T3">- Maior complexidade na configuração e gestão de redes, já que dois protocolos precisam ser mantidos.</text:span></text:p>
      <text:p text:style-name="P10"><text:span text:style-name="T3">- Uso de mais recursos, pois os dispositivos precisam processar dois tipos de pacotes.</text:span></text:p>
      <text:p text:style-name="P10"><text:span text:style-name="T3"/></text:p>
      <text:p text:style-name="P14"><text:span text:style-name="T3">### 2. **Tradução (Translation)**</text:span></text:p>
      <text:p text:style-name="P10"><text:span text:style-name="T3">**Descrição**: A tradução envolve a conversão dos pacotes IPv4 em IPv6 e vice-versa. Isso é feito por meio de mecanismos como NAT64/DNS64, que traduzem endereços e cabeçalhos de pacotes entre os dois protocolos.</text:span></text:p>
      <text:p text:style-name="P10"><text:span text:style-name="T3"/></text:p>
      <text:p text:style-name="P10"><text:span text:style-name="T3">**Quando usar**:</text:span></text:p>
      <text:p text:style-name="P10"><text:span text:style-name="T3">- **Interoperabilidade entre Protocolos**: Quando há necessidade de comunicação entre dispositivos IPv6 e IPv4, mas a rede ou dispositivo final não suporta pilha dupla.</text:span></text:p>
      <text:p text:style-name="P10"><text:soft-page-break/><text:span text:style-name="T3">- **Infraestrutura Legada**: Em cenários onde a infraestrutura de rede existente só suporta IPv4, mas os clientes ou novos dispositivos suportam apenas IPv6.</text:span></text:p>
      <text:p text:style-name="P10"><text:span text:style-name="T3">- **Redes de Provedores de Serviço**: Usado por ISPs que desejam oferecer conectividade IPv6 a clientes enquanto ainda utilizam uma rede backbone IPv4.</text:span></text:p>
      <text:p text:style-name="P10"><text:span text:style-name="T3"/></text:p>
      <text:p text:style-name="P10"><text:span text:style-name="T3">**Vantagens**:</text:span></text:p>
      <text:p text:style-name="P10"><text:span text:style-name="T3">- Permite a comunicação entre dispositivos IPv4 e IPv6 sem a necessidade de uma atualização completa para IPv6.</text:span></text:p>
      <text:p text:style-name="P10"><text:span text:style-name="T3">- Pode ser implementado de maneira centralizada, facilitando o controle e a administração.</text:span></text:p>
      <text:p text:style-name="P10"><text:span text:style-name="T3"/></text:p>
      <text:p text:style-name="P10"><text:span text:style-name="T3">**Desvantagens**:</text:span></text:p>
      <text:p text:style-name="P10"><text:span text:style-name="T3">- Introduz latência e complexidade, especialmente em redes grandes ou de alta demanda.</text:span></text:p>
      <text:p text:style-name="P10"><text:span text:style-name="T3">- Pode haver perda de algumas funcionalidades específicas do IPv6 ou do IPv4 durante a tradução.</text:span></text:p>
      <text:p text:style-name="P10"><text:span text:style-name="T3">- Não resolve todos os problemas de conectividade entre os dois protocolos.</text:span></text:p>
      <text:p text:style-name="P10"><text:span text:style-name="T3"/></text:p>
      <text:p text:style-name="P14"><text:span text:style-name="T3">### 3. **Tunelamento (Tunneling)**</text:span></text:p>
      <text:p text:style-name="P10"><text:span text:style-name="T3">**Descrição**: O tunelamento envolve encapsular pacotes IPv6 dentro de pacotes IPv4, permitindo que o tráfego IPv6 seja transportado através de uma rede IPv4. Isso pode ser feito por meio de técnicas como 6to4, Teredo, e ISATAP.</text:span></text:p>
      <text:p text:style-name="P10"><text:span text:style-name="T3"/></text:p>
      <text:p text:style-name="P10"><text:span text:style-name="T3">**Quando usar**:</text:span></text:p>
      <text:p text:style-name="P10"><text:span text:style-name="T3">- **Conectividade IPv6 sobre Redes IPv4**: Ideal para conectar redes IPv6 através de uma infraestrutura IPv4 existente, especialmente quando a migração completa para IPv6 ainda não é possível.</text:span></text:p>
      <text:p text:style-name="P10"><text:span text:style-name="T3">- **Interconexão entre Redes IPv6**: Em situações onde redes IPv6 estão separadas por uma infraestrutura IPv4, o tunelamento pode conectar essas redes IPv6.</text:span></text:p>
      <text:p text:style-name="P10"><text:span text:style-name="T3">- **Ambientes de Provedores de Serviço**: Provedores podem usar tunelamento para oferecer serviços IPv6 sobre redes IPv4 sem a necessidade de atualizar toda a infraestrutura.</text:span></text:p>
      <text:p text:style-name="P10"><text:span text:style-name="T3"/></text:p>
      <text:p text:style-name="P10"><text:span text:style-name="T3">**Vantagens**:</text:span></text:p>
      <text:p text:style-name="P10"><text:span text:style-name="T3">- Não requer alterações na infraestrutura IPv4 existente.</text:span></text:p>
      <text:p text:style-name="P10"><text:span text:style-name="T3">- Facilita a conectividade IPv6 antes de uma migração completa.</text:span></text:p>
      <text:p text:style-name="P10"><text:span text:style-name="T3"/></text:p>
      <text:p text:style-name="P10"><text:span text:style-name="T3">**Desvantagens**:</text:span></text:p>
      <text:p text:style-name="P10"><text:span text:style-name="T3">- Pode introduzir overhead e latência devido ao encapsulamento dos pacotes.</text:span></text:p>
      <text:p text:style-name="P10"><text:span text:style-name="T3">- A solução pode se tornar complexa em redes maiores, especialmente se múltiplos túneis forem necessários.</text:span></text:p>
      <text:p text:style-name="P10"><text:span text:style-name="T3">- Requer configuração e gerenciamento adicionais para garantir a eficiência e a segurança dos túneis.</text:span></text:p>
      <text:p text:style-name="P10"><text:span text:style-name="T3"/></text:p>
      <text:p text:style-name="P14"><text:span text:style-name="T3">### Resumo</text:span></text:p>
      <text:p text:style-name="P10"><text:span text:style-name="T3"/></text:p>
      <text:p text:style-name="P10"><text:span text:style-name="T3">- **Pilha Dupla**: Use em redes que podem operar com IPv4 e IPv6 simultaneamente, proporcionando uma transição suave e gradual.</text:span></text:p>
      <text:p text:style-name="P10"><text:span text:style-name="T3">- **Tradução**: Adequado para interoperabilidade entre dispositivos IPv4 e IPv6, especialmente em redes onde a migração completa não é viável a curto prazo.</text:span></text:p>
      <text:p text:style-name="P10"><text:span text:style-name="T3">- **Tunelamento**: Melhor para transportar tráfego IPv6 sobre redes IPv4, conectando redes IPv6 através de uma infraestrutura IPv4 existente.</text:span></text:p>
      <text:p text:style-name="P10"><text:span text:style-name="T3"/></text:p>
      <text:p text:style-name="P10"><text:span text:style-name="T3">Cada técnica tem seu próprio conjunto de vantagens e desvantagens, e a escolha depende das necessidades específicas da rede e da infraestrutura existente.</text:span></text:p>
      <text:p text:style-name="P5"><text:span text:style-name="T1"/></text:p>
      <text:p text:style-name="P5"><text:span text:style-name="T1">7) Explique o processo de fragmentação e remontagem realizada no IPv6, comparando ao anterior (IPv4).</text:span></text:p>
      <text:p text:style-name="P5"><text:span text:style-name="T1"/></text:p>
      <text:p text:style-name="P10"><text:span text:style-name="T3">No IPv4 e IPv6, a fragmentação é o processo de dividir pacotes de dados em partes menores para que possam ser transmitidos através de redes que possuem um limite de </text:span><text:soft-page-break/><text:span text:style-name="T3">tamanho de pacote (MTU, Maximum Transmission Unit). No entanto, o **IPv6** trata a fragmentação de maneira diferente em comparação ao **IPv4**, refletindo as lições aprendidas com o IPv4.</text:span></text:p>
      <text:p text:style-name="P10"><text:span text:style-name="T3"/></text:p>
      <text:p text:style-name="P14"><text:span text:style-name="T3">### Fragmentação no IPv4</text:span></text:p>
      <text:p text:style-name="P10"><text:span text:style-name="T3"/></text:p>
      <text:p text:style-name="P10"><text:span text:style-name="T3">- **Fragmentação pelo Roteador**: No IPv4, qualquer roteador ao longo do caminho pode fragmentar um pacote se ele for maior do que o MTU da próxima rede. Isso significa que a fragmentação pode ocorrer em qualquer ponto da rede, dependendo da capacidade de cada segmento da rede.</text:span></text:p>
      <text:p text:style-name="P10"><text:span text:style-name="T3"/></text:p>
      <text:p text:style-name="P10"><text:span text:style-name="T3">- **Cabeçalho de Fragmento**: O cabeçalho IPv4 inclui campos específicos para a fragmentação, como o **"Identification"**, **"Fragment Offset"**, e **"More Fragments (MF)"**, que permitem a identificação de fragmentos pertencentes ao mesmo pacote e sua remontagem no destino.</text:span></text:p>
      <text:p text:style-name="P10"><text:span text:style-name="T3"/></text:p>
      <text:p text:style-name="P10"><text:span text:style-name="T3">- **Remontagem no Destino**: O processo de remontagem dos fragmentos ocorre no dispositivo de destino, que utiliza os campos do cabeçalho para reconstruir o pacote original.</text:span></text:p>
      <text:p text:style-name="P10"><text:span text:style-name="T3"/></text:p>
      <text:p text:style-name="P10"><text:span text:style-name="T3">- **Impacto na Performance**: A fragmentação em roteadores intermediários pode causar sobrecarga no processamento e introduzir atrasos, além de aumentar o risco de perda de fragmentos, o que resultaria na perda do pacote completo.</text:span></text:p>
      <text:p text:style-name="P10"><text:span text:style-name="T3"/></text:p>
      <text:p text:style-name="P14"><text:span text:style-name="T3">### Fragmentação no IPv6</text:span></text:p>
      <text:p text:style-name="P10"><text:span text:style-name="T3"/></text:p>
      <text:p text:style-name="P10"><text:span text:style-name="T3">- **Fragmentação Apenas no Dispositivo de Origem**: No IPv6, a fragmentação só pode ser realizada pelo dispositivo de origem. Os roteadores intermediários não fragmentam pacotes. Se um pacote IPv6 é muito grande para passar por uma rede com MTU menor, o roteador envia uma mensagem ICMPv6 de "Packet Too Big" de volta ao remetente, que é então responsável por fragmentar e retransmitir os dados.</text:span></text:p>
      <text:p text:style-name="P10"><text:span text:style-name="T3"/></text:p>
      <text:p text:style-name="P10"><text:span text:style-name="T3">- **Cabeçalho de Extensão de Fragmento**: Ao contrário do IPv4, o IPv6 não inclui campos de fragmentação no cabeçalho principal do pacote. Em vez disso, o IPv6 utiliza um **"Cabeçalho de Extensão de Fragmento"** opcional, que contém os campos necessários para a fragmentação, como o **"Identification"**, **"Fragment Offset"**, e **"More Fragments (M)"**.</text:span></text:p>
      <text:p text:style-name="P10"><text:span text:style-name="T3"/></text:p>
      <text:p text:style-name="P10"><text:span text:style-name="T3">- **Remontagem no Destino**: Similar ao IPv4, a remontagem dos fragmentos em IPv6 ocorre no dispositivo de destino. O cabeçalho de extensão de fragmento permite que o dispositivo de destino reconstrua o pacote original.</text:span></text:p>
      <text:p text:style-name="P10"><text:span text:style-name="T3"/></text:p>
      <text:p text:style-name="P10"><text:span text:style-name="T3">- **Performance e Segurança**: A abordagem do IPv6 de fragmentação apenas na origem melhora o desempenho da rede ao reduzir a carga de processamento em roteadores intermediários. Além disso, isso mitiga certos tipos de ataques de fragmentação, como o **"Tiny Fragment Attack"**, que pode ser explorado no IPv4.</text:span></text:p>
      <text:p text:style-name="P10"><text:span text:style-name="T3"/></text:p>
      <text:p text:style-name="P14"><text:span text:style-name="T3">### Comparação Resumida</text:span></text:p>
      <text:p text:style-name="P10"><text:span text:style-name="T3"/></text:p>
      <text:p text:style-name="P10"><text:span text:style-name="T3">- **Local de Fragmentação**:</text:span></text:p>
      <text:p text:style-name="P10"><text:span text:style-name="T3"><text:s text:c="2"/>- **IPv4**: Qualquer roteador ao longo do caminho pode fragmentar pacotes.</text:span></text:p>
      <text:p text:style-name="P10"><text:span text:style-name="T3"><text:s text:c="2"/>- **IPv6**: Somente o dispositivo de origem pode fragmentar pacotes.</text:span></text:p>
      <text:p text:style-name="P10"><text:span text:style-name="T3"/></text:p>
      <text:p text:style-name="P10"><text:span text:style-name="T3">- **Campos de Fragmentação**:</text:span></text:p>
      <text:p text:style-name="P10"><text:span text:style-name="T3"><text:s text:c="2"/>- **IPv4**: Campos de fragmentação estão incluídos no cabeçalho principal.</text:span></text:p>
      <text:p text:style-name="P10"><text:span text:style-name="T3"><text:s text:c="2"/>- **IPv6**: Fragmentação é tratada em um cabeçalho de extensão separado.</text:span></text:p>
      <text:p text:style-name="P10"><text:span text:style-name="T3"/></text:p>
      <text:p text:style-name="P10"><text:span text:style-name="T3">- **Remontagem**:</text:span></text:p>
      <text:p text:style-name="P10"><text:soft-page-break/><text:span text:style-name="T3"><text:s text:c="2"/>- **IPv4**: Realizada no dispositivo de destino, utilizando os campos de fragmentação do cabeçalho.</text:span></text:p>
      <text:p text:style-name="P10"><text:span text:style-name="T3"><text:s text:c="2"/>- **IPv6**: Também realizada no dispositivo de destino, mas utilizando o cabeçalho de extensão de fragmento.</text:span></text:p>
      <text:p text:style-name="P10"><text:span text:style-name="T3"/></text:p>
      <text:p text:style-name="P10"><text:span text:style-name="T3">- **Impacto na Rede**:</text:span></text:p>
      <text:p text:style-name="P10"><text:span text:style-name="T3"><text:s text:c="2"/>- **IPv4**: Fragmentação em roteadores pode causar sobrecarga e aumentar a complexidade da rede.</text:span></text:p>
      <text:p text:style-name="P10"><text:span text:style-name="T3"><text:s text:c="2"/>- **IPv6**: A fragmentação na origem reduz a carga nos roteadores e melhora a segurança e o desempenho da rede.</text:span></text:p>
      <text:p text:style-name="P10"><text:span text:style-name="T3"/></text:p>
      <text:p text:style-name="P14"><text:span text:style-name="T3">### Conclusão</text:span></text:p>
      <text:p text:style-name="P10"><text:span text:style-name="T3"/></text:p>
      <text:p text:style-name="P10"><text:span text:style-name="T3">O IPv6 foi projetado para ser mais eficiente e seguro em termos de fragmentação e remontagem de pacotes, aprendendo com as limitações do IPv4. A responsabilidade pela fragmentação é transferida para o dispositivo de origem, o que simplifica o papel dos roteadores e melhora a robustez e segurança da rede.</text:span></text:p>
      <text:p text:style-name="P5"><text:span text:style-name="T1"/></text:p>
      <text:p text:style-name="P5"><text:span text:style-name="T1">8) Sobre o cabeçalho Ipv6, responda as questões abaixo com (V) Verdadeiro ou (F) Falso:</text:span></text:p>
      <text:p text:style-name="P5"><text:span text:style-name="T1">(</text:span><text:span text:style-name="T5">V</text:span><text:span text:style-name="T1">) O endereçamento Ipv6 possui 16 Bytes;</text:span></text:p>
      <text:p text:style-name="P5"><text:span text:style-name="T1"/></text:p>
      <text:p text:style-name="P10"><text:span text:style-name="T3"><text:s text:c="3"/>- **(V) Verdadeiro**: Um endereço IPv6 possui 128 bits, o que equivale a 16 bytes.</text:span></text:p>
      <text:p text:style-name="P5"><text:span text:style-name="T1"/></text:p>
      <text:p text:style-name="P5"><text:span text:style-name="T1">(</text:span><text:span text:style-name="T5">F</text:span><text:span text:style-name="T1">) A representação do Ipv4 no campo VERSION é 0010 e a representação do Ipv6 é 0110;</text:span></text:p>
      <text:p text:style-name="P5"><text:span text:style-name="T1"/></text:p>
      <text:p text:style-name="P10"><text:span text:style-name="T3">- **(F) Falso**: No campo VERSION, a representação do IPv4 é `0100` (4 em binário) e a do IPv6 é `0110` (6 em binário).</text:span></text:p>
      <text:p text:style-name="P5"><text:span text:style-name="T1"/></text:p>
      <text:p text:style-name="P5"><text:span text:style-name="T1">(</text:span><text:span text:style-name="T5">V</text:span><text:span text:style-name="T1">) O campo Tempo de vida (TTL - Time To Live) foi substituído pelo campo Limite de Saltos (HL - Hop Limit);</text:span></text:p>
      <text:p text:style-name="P5"><text:span text:style-name="T1"/></text:p>
      <text:p text:style-name="P10"><text:span text:style-name="T3"><text:s text:c="3"/>- **(V) Verdadeiro**: No cabeçalho IPv6, o campo TTL do IPv4 foi substituído pelo campo Hop Limit, que tem uma função semelhante.</text:span></text:p>
      <text:p text:style-name="P5"><text:span text:style-name="T1"/></text:p>
      <text:p text:style-name="P5"><text:span text:style-name="T1">(</text:span><text:span text:style-name="T5">V</text:span><text:span text:style-name="T1">) O Tipo de serviço (Service Type) teve o nome alterado para Classe de tráfego (Traffic Class);</text:span></text:p>
      <text:p text:style-name="P5"><text:span text:style-name="T1"/></text:p>
      <text:p text:style-name="P10"><text:span text:style-name="T3"><text:s text:c="3"/>- **(V) Verdadeiro**: O campo Tipo de Serviço (ToS) no IPv4 foi renomeado para Classe de Tráfego (Traffic Class) no IPv6, mantendo um propósito similar de priorização de pacotes.</text:span></text:p>
      <text:p text:style-name="P5"><text:line-break/><text:span text:style-name="T1">(</text:span><text:span text:style-name="T5">V</text:span><text:span text:style-name="T1">) O campo Protocolo (Protocol) foi substituído pelo campo que especifica o tipo do próximo cabeçalho;</text:span></text:p>
      <text:p text:style-name="P5"/>
      <text:p text:style-name="P10">- **(V) Verdadeiro**: No IPv6, o campo Protocol do IPv4 foi substituído pelo campo "Next Header", que indica o tipo do próximo cabeçalho, se houver, como o cabeçalho de extensão ou o protocolo de camada superior (TCP, UDP, etc.).</text:p>
      <text:p text:style-name="P5"><text:span text:style-name="T1"/></text:p>
      <text:p text:style-name="P5"><text:span text:style-name="T1">9) Por que nós não usamos o NAT em vez de migrar para o IPv6?</text:span></text:p>
      <text:p text:style-name="P5"><text:span text:style-name="T1"/></text:p>
      <text:p text:style-name="P10"><text:span text:style-name="T3">O Network Address Translation (NAT) é uma técnica amplamente utilizada para lidar com a escassez de endereços IPv4, permitindo que múltiplos dispositivos em uma rede local compartilhem um único endereço IP público. Embora o NAT tenha sido uma solução temporária eficaz para o problema de esgotamento de endereços IPv4, ele possui várias limitações e desvantagens que tornam o IPv6 uma solução mais apropriada para o futuro da internet. Aqui estão algumas razões pelas quais não usamos o NAT como uma solução definitiva em vez de migrar para o IPv6:</text:span></text:p>
      <text:p text:style-name="P10"><text:span text:style-name="T3"/></text:p>
      <text:p text:style-name="P14"><text:soft-page-break/><text:span text:style-name="T3">### 1. **Esgotamento de Endereços IP**</text:span></text:p>
      <text:p text:style-name="P10"><text:span text:style-name="T3"><text:s text:c="3"/>- **NAT**: O NAT não resolve o problema subjacente de esgotamento de endereços IP. Ele apenas adia o problema, mascarando vários endereços IP privados sob um único endereço IP público. À medida que mais dispositivos se conectam à internet, essa abordagem se torna insustentável.</text:span></text:p>
      <text:p text:style-name="P10"><text:span text:style-name="T3"><text:s text:c="3"/>- **IPv6**: O IPv6, com seu espaço de endereçamento vasto (128 bits), fornece um número quase ilimitado de endereços IP (cerca de 340 undecilhões), eliminando a necessidade de técnicas como o NAT.</text:span></text:p>
      <text:p text:style-name="P10"><text:span text:style-name="T3"/></text:p>
      <text:p text:style-name="P14"><text:span text:style-name="T3">### 2. **Complexidade de Configuração e Gestão**</text:span></text:p>
      <text:p text:style-name="P10"><text:span text:style-name="T3"><text:s text:c="3"/>- **NAT**: A configuração e manutenção do NAT introduzem complexidade adicional, especialmente em redes maiores. Isso inclui problemas com a tradução de endereços, gerenciamento de tabelas NAT, e o manuseio de protocolos que não se adaptam bem ao NAT, como SIP e alguns modos do FTP.</text:span></text:p>
      <text:p text:style-name="P10"><text:span text:style-name="T3"><text:s text:c="3"/>- **IPv6**: O IPv6 permite que cada dispositivo tenha um endereço IP público único, simplificando a configuração da rede e eliminando a necessidade de tradução de endereços.</text:span></text:p>
      <text:p text:style-name="P10"><text:span text:style-name="T3"/></text:p>
      <text:p text:style-name="P14"><text:span text:style-name="T3">### 3. **Problemas de Conectividade e Transparência**</text:span></text:p>
      <text:p text:style-name="P10"><text:span text:style-name="T3"><text:s text:c="3"/>- **NAT**: O NAT quebra o modelo fim-a-fim da internet, onde cada dispositivo pode se comunicar diretamente com qualquer outro dispositivo na internet. Isso pode causar problemas com aplicativos que dependem de conectividade direta, como jogos online, VoIP, e serviços P2P. Além disso, o NAT complica a depuração e o monitoramento de redes, já que os endereços IP originais são ocultados.</text:span></text:p>
      <text:p text:style-name="P10"><text:span text:style-name="T3"><text:s text:c="3"/>- **IPv6**: O IPv6 restaura o modelo fim-a-fim, permitindo que os dispositivos se comuniquem diretamente entre si sem a necessidade de tradução intermediária.</text:span></text:p>
      <text:p text:style-name="P10"><text:span text:style-name="T3"/></text:p>
      <text:p text:style-name="P14"><text:span text:style-name="T3">### 4. **Segurança**</text:span></text:p>
      <text:p text:style-name="P10"><text:span text:style-name="T3"><text:s text:c="3"/>- **NAT**: Embora o NAT ofereça uma camada de "pseudo-segurança" ao esconder endereços IP internos, ele não substitui medidas de segurança reais, como firewalls e IPsec. De fato, o NAT pode complicar a implementação de segurança em rede.</text:span></text:p>
      <text:p text:style-name="P10"><text:span text:style-name="T3"><text:s text:c="3"/>- **IPv6**: O IPv6 foi projetado com segurança em mente, incluindo suporte nativo ao IPsec, o que permite uma autenticação e criptografia robustas diretamente na camada de rede.</text:span></text:p>
      <text:p text:style-name="P10"><text:span text:style-name="T3"/></text:p>
      <text:p text:style-name="P14"><text:span text:style-name="T3">### 5. **Escalabilidade e Futuro da Internet**</text:span></text:p>
      <text:p text:style-name="P10"><text:span text:style-name="T3"><text:s text:c="3"/>- **NAT**: A escalabilidade do NAT é limitada, especialmente em grandes redes, onde a complexidade e os problemas de desempenho podem se acumular.</text:span></text:p>
      <text:p text:style-name="P10"><text:span text:style-name="T3"><text:s text:c="3"/>- **IPv6**: O IPv6 é projetado para suportar a internet em crescimento, incluindo o crescimento de dispositivos IoT, redes 5G, e outras tecnologias emergentes que demandam uma vasta quantidade de endereços IP.</text:span></text:p>
      <text:p text:style-name="P10"><text:span text:style-name="T3"/></text:p>
      <text:p text:style-name="P14"><text:span text:style-name="T3">### 6. **Desempenho**</text:span></text:p>
      <text:p text:style-name="P10"><text:span text:style-name="T3"><text:s text:c="3"/>- **NAT**: A tradução de endereços NAT pode introduzir latência e overhead, especialmente em redes de alta demanda, afetando o desempenho geral da rede.</text:span></text:p>
      <text:p text:style-name="P10"><text:span text:style-name="T3"><text:s text:c="3"/>- **IPv6**: Ao eliminar a necessidade de NAT, o IPv6 permite que os pacotes sejam roteados mais eficientemente, potencialmente melhorando o desempenho da rede.</text:span></text:p>
      <text:p text:style-name="P10"><text:span text:style-name="T3"/></text:p>
      <text:p text:style-name="P14"><text:span text:style-name="T3">### Conclusão</text:span></text:p>
      <text:p text:style-name="P10"><text:span text:style-name="T3">O NAT foi uma solução paliativa eficaz para o problema de escassez de endereços IPv4, mas não é uma solução a longo prazo. O IPv6 foi desenvolvido para resolver os problemas fundamentais que o IPv4 e o NAT não conseguem solucionar, fornecendo uma infraestrutura de rede mais escalável, eficiente e segura para o futuro da internet. Portanto, a migração para o IPv6 é vista como uma evolução necessária para suportar o crescimento contínuo da internet.</text:span></text:p>
      <text:p text:style-name="P6"><text:span text:style-name="T1"/></text:p>
      <text:p text:style-name="P6"><text:span text:style-name="T1">10) Como funcionam os cabeçalhos de extensão?</text:span></text:p>
      <text:p text:style-name="P11"><text:span text:style-name="T3"/></text:p>
      <text:p text:style-name="P11"><text:soft-page-break/><text:span text:style-name="T3">No IPv6, os **cabeçalhos de extensão** (Extension Headers) são uma parte essencial do protocolo e são usados para fornecer funcionalidades adicionais sem sobrecarregar o cabeçalho principal. Isso torna o IPv6 mais flexível e eficiente em comparação com o IPv4, onde as opções eram limitadas e incluídas diretamente no cabeçalho principal.</text:span></text:p>
      <text:p text:style-name="P11"><text:span text:style-name="T3"/></text:p>
      <text:p text:style-name="P15"><text:span text:style-name="T3">### Estrutura do Cabeçalho IPv6</text:span></text:p>
      <text:p text:style-name="P11"><text:span text:style-name="T3"/></text:p>
      <text:p text:style-name="P11"><text:span text:style-name="T3">O cabeçalho básico do IPv6 é simplificado e contém apenas os campos essenciais. Se forem necessárias funcionalidades adicionais, como fragmentação, autenticação, ou encaminhamento de pacotes, os cabeçalhos de extensão podem ser anexados. Isso permite que o cabeçalho principal permaneça fixo em tamanho (40 bytes), enquanto as funcionalidades extras são tratadas separadamente.</text:span></text:p>
      <text:p text:style-name="P11"><text:span text:style-name="T3"/></text:p>
      <text:p text:style-name="P15"><text:span text:style-name="T3">### Como Funcionam os Cabeçalhos de Extensão?</text:span></text:p>
      <text:p text:style-name="P11"><text:span text:style-name="T3"/></text:p>
      <text:p text:style-name="P11"><text:span text:style-name="T3">1. **Sequência de Cabeçalhos**:</text:span></text:p>
      <text:p text:style-name="P11"><text:span text:style-name="T3"/></text:p>
      <text:p text:style-name="P11"><text:span text:style-name="T3"><text:s text:c="3"/>- O IPv6 permite a inclusão de um ou mais cabeçalhos de extensão após o cabeçalho principal. Esses cabeçalhos de extensão são processados em sequência, na ordem em que aparecem.</text:span></text:p>
      <text:p text:style-name="P11"><text:span text:style-name="T3"><text:s text:c="3"/>- O campo **"Next Header"** no cabeçalho principal IPv6 (e em cada cabeçalho de extensão subsequente) indica o tipo do próximo cabeçalho na sequência. Isso pode ser outro cabeçalho de extensão ou o cabeçalho do protocolo da camada superior (por exemplo, TCP, UDP).</text:span></text:p>
      <text:p text:style-name="P11"><text:span text:style-name="T3"/></text:p>
      <text:p text:style-name="P11"><text:span text:style-name="T3">2. **Tipos de Cabeçalhos de Extensão**:</text:span></text:p>
      <text:p text:style-name="P11"><text:span text:style-name="T3"/></text:p>
      <text:p text:style-name="P11"><text:span text:style-name="T3"><text:s text:c="3"/>- **Hop-by-Hop Options Header**: Contém informações que devem ser processadas por cada roteador ao longo do caminho até o destino. Deve ser o primeiro cabeçalho de extensão, se presente.</text:span></text:p>
      <text:p text:style-name="P11"><text:span text:style-name="T3"><text:s text:c="3"/>- **Routing Header**: Usado para especificar uma lista de roteadores pelos quais o pacote deve passar antes de chegar ao destino final (roteamento de origem).</text:span></text:p>
      <text:p text:style-name="P11"><text:span text:style-name="T3"><text:s text:c="3"/>- **Fragment Header**: Usado para fragmentação de pacotes. No IPv6, a fragmentação é realizada pelo dispositivo de origem e não pelos roteadores intermediários.</text:span></text:p>
      <text:p text:style-name="P11"><text:span text:style-name="T3"><text:s text:c="3"/>- **Destination Options Header**: Contém informações destinadas apenas ao destino final ou a um nó específico (caso seja usado com o Routing Header).</text:span></text:p>
      <text:p text:style-name="P11"><text:span text:style-name="T3"><text:s text:c="3"/>- **Authentication Header (AH)** e **Encapsulating Security Payload (ESP)**: Usados para fornecer segurança, como autenticação, integridade, e confidencialidade de pacotes, fazendo parte do IPsec.</text:span></text:p>
      <text:p text:style-name="P11"><text:span text:style-name="T3"><text:s text:c="3"/>- **No Next Header**: Indica que não há mais cabeçalhos de extensão ou que o pacote não contém dados adicionais.</text:span></text:p>
      <text:p text:style-name="P11"><text:span text:style-name="T3"/></text:p>
      <text:p text:style-name="P11"><text:span text:style-name="T3">3. **Flexibilidade**:</text:span></text:p>
      <text:p text:style-name="P11"><text:span text:style-name="T3"/></text:p>
      <text:p text:style-name="P11"><text:span text:style-name="T3"><text:s text:c="3"/>- Ao usar cabeçalhos de extensão, o IPv6 pode adaptar as necessidades de comunicação sem modificar o cabeçalho principal. Isso melhora a eficiência do roteamento e permite que novos tipos de cabeçalhos de extensão sejam adicionados no futuro, se necessário.</text:span></text:p>
      <text:p text:style-name="P11"><text:span text:style-name="T3"><text:s text:c="3"/>- Cada cabeçalho de extensão é opcional, e diferentes cabeçalhos podem ser usados para diferentes tipos de comunicação, conforme necessário.</text:span></text:p>
      <text:p text:style-name="P11"><text:span text:style-name="T3"/></text:p>
      <text:p text:style-name="P11"><text:span text:style-name="T3">4. **Processamento**:</text:span></text:p>
      <text:p text:style-name="P11"><text:span text:style-name="T3"/></text:p>
      <text:p text:style-name="P11"><text:span text:style-name="T3"><text:s text:c="3"/>- **Roteadores**: Somente o cabeçalho principal e o Hop-by-Hop Options Header (se presente) são processados por cada roteador. Os demais cabeçalhos de extensão são ignorados até que o pacote atinja seu destino final.</text:span></text:p>
      <text:p text:style-name="P11"><text:span text:style-name="T3"><text:s text:c="3"/>- **Destino Final**: O dispositivo de destino processa todos os cabeçalhos de extensão restantes para determinar como lidar com o pacote.</text:span></text:p>
      <text:p text:style-name="P11"><text:span text:style-name="T3"/></text:p>
      <text:p text:style-name="P15"><text:span text:style-name="T3">### Benefícios dos Cabeçalhos de Extensão</text:span></text:p>
      <text:p text:style-name="P11"><text:soft-page-break/><text:span text:style-name="T3"/></text:p>
      <text:p text:style-name="P11"><text:span text:style-name="T3">- **Eficiência**: O cabeçalho principal é mantido pequeno e constante, enquanto funcionalidades adicionais são incluídas conforme necessário, reduzindo o overhead em pacotes que não necessitam de opções extras.</text:span></text:p>
      <text:p text:style-name="P11"><text:span text:style-name="T3">- **Flexibilidade**: Novas funcionalidades podem ser adicionadas através de cabeçalhos de extensão, sem necessidade de alterar o formato do cabeçalho principal IPv6.</text:span></text:p>
      <text:p text:style-name="P11"><text:span text:style-name="T3">- **Segurança**: Os cabeçalhos de extensão podem ser usados para incluir mecanismos de segurança como IPsec, diretamente na camada de rede.</text:span></text:p>
      <text:p text:style-name="P11"><text:span text:style-name="T3"/></text:p>
      <text:p text:style-name="P15"><text:span text:style-name="T3">### Desvantagens Potenciais</text:span></text:p>
      <text:p text:style-name="P11"><text:span text:style-name="T3"/></text:p>
      <text:p text:style-name="P11"><text:span text:style-name="T3">- **Complexidade**: A cadeia de cabeçalhos de extensão pode se tornar complexa, especialmente se muitos cabeçalhos forem usados em sequência.</text:span></text:p>
      <text:p text:style-name="P11"><text:span text:style-name="T3">- **Performance**: Em alguns casos, o processamento de múltiplos cabeçalhos de extensão pode introduzir uma pequena sobrecarga, embora, na maioria das situações, isso não seja significativo.</text:span></text:p>
      <text:p text:style-name="P11"><text:span text:style-name="T3"/></text:p>
      <text:p text:style-name="P15"><text:span text:style-name="T3">### Conclusão</text:span></text:p>
      <text:p text:style-name="P11"><text:span text:style-name="T3"/></text:p>
      <text:p text:style-name="P11"><text:span text:style-name="T3">Os cabeçalhos de extensão no IPv6 proporcionam uma maneira modular e eficiente de incluir funcionalidades adicionais em pacotes de rede. Essa abordagem permite que o IPv6 seja flexível e expansível, suportando uma ampla gama de necessidades de comunicação sem sobrecarregar o cabeçalho principal. Essa modularidade também facilita a adição de novas funcionalidades no futuro, tornando o IPv6 preparado para evoluir com as demandas da rede.</text:span></text:p>
      <text:p text:style-name="P6"><text:span text:style-name="T1"/></text:p>
      <text:p text:style-name="P6"><text:span text:style-name="T1">11) Dados os endereços IPv6 abaixo, informe verdadeiro (V) ou falso (F) em relação a forma de representação de cada um deles (se o endereço é válido ou não):</text:span></text:p>
      <text:p text:style-name="P6"><text:span text:style-name="T1"/></text:p>
      <text:p text:style-name="P6"><text:span text:style-name="T1">(</text:span><text:span text:style-name="T6">V</text:span><text:span text:style-name="T1">) FE80:0000:0000:0000:0202:B3FF:FE1E:8329</text:span></text:p>
      <text:p text:style-name="P6"><text:span text:style-name="T1"/></text:p>
      <text:p text:style-name="P8"><text:span text:style-name="T1"><text:s text:c="3"/></text:span><text:span text:style-name="T4">- **(V) Verdadeiro**: Este é um endereço IPv6 válido, representado de forma completa.</text:span></text:p>
      <text:p text:style-name="P6"><text:span text:style-name="T1"/></text:p>
      <text:p text:style-name="P6"><text:span text:style-name="T1">(</text:span><text:span text:style-name="T6">V</text:span><text:span text:style-name="T1">) FE80:0:0:0:0202:B3FF:FE1E:8329</text:span></text:p>
      <text:p text:style-name="P6"><text:span text:style-name="T1"/></text:p>
      <text:p text:style-name="P12"><text:span text:style-name="T3"><text:s/>- **(V) Verdadeiro**: Este endereço é equivalente ao anterior, mas com a forma compactada, onde os zeros intermediários foram removidos.</text:span></text:p>
      <text:p text:style-name="P6"><text:span text:style-name="T1"/></text:p>
      <text:p text:style-name="P6"><text:span text:style-name="T1">(</text:span><text:span text:style-name="T6">F</text:span><text:span text:style-name="T1">) FE80::0202:B3FF::8329</text:span></text:p>
      <text:p text:style-name="P6"><text:span text:style-name="T1"/></text:p>
      <text:p text:style-name="P12"><text:span text:style-name="T3"><text:s text:c="3"/>- **(F) Falso**: Este endereço é inválido porque contém dois pares de "::" (duas omissões de zeros), o que não é permitido. O "::" pode ser usado apenas uma vez para representar uma sequência de zeros contínuos.</text:span></text:p>
      <text:p text:style-name="P6"><text:span text:style-name="T1"/></text:p>
      <text:p text:style-name="P7"><text:span text:style-name="T1">(</text:span><text:span text:style-name="T6">F</text:span><text:span text:style-name="T1">) ::8329</text:span></text:p>
      <text:p text:style-name="P7"><text:span text:style-name="T1"/></text:p>
      <text:p text:style-name="P12"><text:span text:style-name="T3"><text:s text:c="3"/>- **(F) Falso**: Este endereço é inválido porque não possui o número total de blocos (8 blocos de 16 bits). Para ser válido, ele deveria ter 8 blocos ou a omissão de zeros deve ser realizada de maneira apropriada.</text:span></text:p>
      <text:p text:style-name="P7"><text:span text:style-name="T1"/></text:p>
      <text:p text:style-name="P6"><text:span text:style-name="T1">(</text:span><text:span text:style-name="T6">V</text:span><text:span text:style-name="T1">) 1::1</text:span></text:p>
      <text:p text:style-name="P6"><text:span text:style-name="T1"/></text:p>
      <text:p text:style-name="P12"><text:span text:style-name="T3"><text:s text:c="3"/>- **(V) Verdadeiro**: Este é um endereço IPv6 válido. Ele pode ser expandido para "0001:0000:0000:0000:0000:0000:0000:0001".</text:span></text:p>
      <text:p text:style-name="P6"><text:span text:style-name="T1"/></text:p>
      <text:p text:style-name="P7"><text:span text:style-name="T1">(</text:span><text:span text:style-name="T6">F</text:span><text:span text:style-name="T1">) 0000:0000:0000:0000:0000:0000:87.100.68.3</text:span></text:p>
      <text:p text:style-name="P7"><text:span text:style-name="T1"/></text:p>
      <text:p text:style-name="P12"><text:span text:style-name="T3">- **(F) Falso**: Este endereço é inválido porque contém um endereço IPv4 no formato decimal pontilhado (87.100.68.3) misturado com IPv6. Para representar um endereço IPv4 </text:span><text:soft-page-break/><text:span text:style-name="T3">dentro de um endereço IPv6, ele deve ser no formato especial "0000:0000:0000:0000:0000:FFFF:V4_ADDRESS".</text:span></text:p>
      <text:p text:style-name="P8"><text:span text:style-name="T1"/></text:p>
      <text:p text:style-name="P7"><text:span text:style-name="T1">(</text:span><text:span text:style-name="T6">F</text:span><text:span text:style-name="T1">) ::87.100.68.3</text:span></text:p>
      <text:p text:style-name="P7"><text:span text:style-name="T1"/></text:p>
      <text:p text:style-name="P12"><text:span text:style-name="T3"><text:s text:c="3"/>- **(F) Falso**: Este endereço é inválido porque o formato correto para um endereço IPv4 dentro de um IPv6 seria "0000:0000:0000:0000:0000:FFFF:57.100.68.3". O prefixo "FFFF" deve ser usado para endereços IPv4 mapeados em IPv6.</text:span></text:p>
      <text:p text:style-name="P7"><text:span text:style-name="T1"/></text:p>
      <text:p text:style-name="P7"><text:span text:style-name="T1">(</text:span><text:span text:style-name="T6">F</text:span><text:span text:style-name="T1">) 87.100.68.3::</text:span></text:p>
      <text:p text:style-name="P7"><text:span text:style-name="T1"/></text:p>
      <text:p text:style-name="P12"><text:span text:style-name="T3"><text:s text:c="3"/>- **(F) Falso**: Este endereço é inválido porque ele mistura o formato IPv4 e IPv6 de maneira incorreta. Além disso, o "::" está posicionado incorretamente.</text:span></text:p>
      <text:p text:style-name="P7"><text:span text:style-name="T1"/></text:p>
      <text:p text:style-name="P7"><text:span text:style-name="T1">(</text:span><text:span text:style-name="T6">F</text:span><text:span text:style-name="T1">) 0000:0000:0000:87.100.68.3:0000:0000:0000</text:span></text:p>
      <text:p text:style-name="P7"><text:span text:style-name="T1"/></text:p>
      <text:p text:style-name="P12"><text:span text:style-name="T3"><text:s text:c="3"/>- **(F) Falso**: Este endereço é inválido porque contém um endereço IPv4 no formato decimal pontilhado (87.100.68.3) misturado com IPv6 de forma inadequada. O endereço IPv4 deve estar em um formato específico de IPv6.</text:span></text:p>
      <text:p text:style-name="P7"><text:span text:style-name="T1"/></text:p>
      <text:p text:style-name="P7"><text:span text:style-name="T1">(</text:span><text:span text:style-name="T6">F</text:span><text:span text:style-name="T1">) FE80:0000:0000:0000:0202</text:span></text:p>
      <text:p text:style-name="P6"><text:span text:style-name="T1"/></text:p>
      <text:p text:style-name="P11"><text:span text:style-name="T3"><text:s text:c="4"/>- **(F) Falso**: Este endereço é inválido porque ele contém apenas 5 blocos em vez dos 8 blocos necessários. O formato completo requer 8 blocos de 16 bits cad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8T17:29:05.008108695</meta:creation-date>
    <dc:date>2024-08-08T18:10:45.484413125</dc:date>
    <meta:editing-duration>PT21M15S</meta:editing-duration>
    <meta:editing-cycles>7</meta:editing-cycles>
    <meta:generator>LibreOffice/7.3.7.2$Linux_X86_64 LibreOffice_project/30$Build-2</meta:generator>
    <meta:document-statistic meta:table-count="0" meta:image-count="0" meta:object-count="0" meta:page-count="11" meta:paragraph-count="206" meta:word-count="4590" meta:character-count="29912" meta:non-whitespace-character-count="25402"/>
  </office:meta>
</office:document-meta>
</file>